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B4E00000FFD5AA3658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color="#99ffff" draw:fill-gradient-name="Gradient_20_8" draw:textarea-vertical-align="middle"/>
    </style:style>
    <style:style style:name="gr2" style:family="graphic" style:parent-style-name="塗と線のない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5.399cm"/>
    </style:style>
    <style:style style:name="gr4" style:family="graphic" style:parent-style-name="standard">
      <style:graphic-properties draw:stroke="none" svg:stroke-color="#000000" draw:fill="none" draw:fill-color="#ffffff" fo:min-height="5.689cm"/>
    </style:style>
    <style:style style:name="gr5" style:family="graphic" style:parent-style-name="standard">
      <style:graphic-properties draw:stroke="none" draw:fill-color="#ffffff" draw:opacity="50%" draw:textarea-vertical-align="middle" draw:shadow-opacity="50%"/>
    </style:style>
    <style:style style:name="gr6" style:family="graphic" style:parent-style-name="standard">
      <style:graphic-properties draw:stroke="none" svg:stroke-color="#000000" draw:fill="none" draw:fill-color="#ffffff" fo:min-height="2.821cm"/>
    </style:style>
    <style:style style:name="gr7" style:family="graphic" style:parent-style-name="standard">
      <style:graphic-properties draw:stroke="none" svg:stroke-color="#000000" draw:fill="none" draw:fill-color="#ffffff" fo:min-height="3.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たぬき油性マジック" style:font-pitch="variable" fo:font-size="120pt" fo:font-weight="normal" style:font-family-asian="たぬき油性マジック" style:font-pitch-asian="variable" style:font-size-asian="120pt" style:font-weight-asian="normal" style:font-size-complex="120pt" style:font-weight-complex="normal" style:text-scale="125%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family="'ＭＳ ゴシック'" style:font-family-generic="modern" style:font-pitch="fixed" fo:font-size="22pt" fo:text-shadow="1pt 1pt" fo:font-weight="normal" style:font-size-asian="22pt" style:font-weight-asian="normal" style:font-size-complex="22pt" style:font-weight-complex="normal" style:text-scale="120%"/>
    </style:style>
    <style:style style:name="P5" style:family="paragraph">
      <style:paragraph-properties fo:text-align="center"/>
      <style:text-properties fo:font-family="HG正楷書体-PRO" style:font-family-generic="script" style:font-pitch="variable" fo:font-size="88pt" fo:font-style="normal" fo:font-weight="bold" style:font-family-asian="HG正楷書体-PRO" style:font-family-generic-asian="script" style:font-pitch-asian="variable" style:font-size-asian="88pt" style:font-style-asian="normal" style:font-weight-asian="bold" style:font-size-complex="88pt" style:font-style-complex="normal" style:font-weight-complex="bold"/>
    </style:style>
    <style:style style:name="T1" style:family="text">
      <style:text-properties fo:font-family="たぬき油性マジック" style:font-pitch="variable" fo:font-size="120pt" fo:font-weight="normal" style:font-family-asian="たぬき油性マジック" style:font-pitch-asian="variable" style:font-size-asian="120pt" style:font-weight-asian="normal" style:font-size-complex="120pt" style:font-weight-complex="normal" style:text-scale="125%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family="'ＭＳ ゴシック'" style:font-family-generic="modern" style:font-pitch="fixed" fo:font-size="22pt" fo:text-shadow="1pt 1pt" fo:font-weight="normal" style:font-size-asian="22pt" style:font-weight-asian="normal" style:font-size-complex="22pt" style:font-weight-complex="normal" style:text-scale="120%"/>
    </style:style>
    <style:style style:name="T4" style:family="text">
      <style:text-properties fo:font-family="'ＭＳ ゴシック'" style:font-family-generic="modern" style:font-pitch="fixed" fo:font-size="18pt" fo:text-shadow="1pt 1pt" fo:font-weight="normal" style:font-size-asian="18pt" style:font-weight-asian="normal" style:font-size-complex="18pt" style:font-weight-complex="normal" style:text-scale="120%"/>
    </style:style>
    <style:style style:name="T5" style:family="text">
      <style:text-properties fo:font-family="HG正楷書体-PRO" style:font-family-generic="script" style:font-pitch="variable" fo:font-size="88pt" fo:font-style="normal" fo:font-weight="bold" style:font-family-asian="HG正楷書体-PRO" style:font-family-generic-asian="script" style:font-pitch-asian="variable" style:font-size-asian="88pt" style:font-style-asian="normal" style:font-weight-asian="bold" style:font-size-complex="8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16.5cm" svg:height="48.5cm" svg:x="0cm" svg:y="0cm">
          <text:p/>
        </draw:rect>
        <draw:frame draw:style-name="gr2" draw:text-style-name="P1" draw:layer="layout" svg:width="12.802cm" svg:height="18.106cm" svg:x="5.047cm" svg:y="31.65cm">
          <draw:image xlink:href="Pictures/1000020100000B4E00000FFD5AA36583.png" xlink:type="simple" xlink:show="embed" xlink:actuate="onLoad">
            <text:p/>
          </draw:image>
        </draw:frame>
        <draw:frame draw:style-name="gr3" draw:text-style-name="P2" draw:layer="layout" svg:width="16.5cm" svg:height="25.649cm" svg:x="0cm" svg:y="9.002cm">
          <draw:text-box>
            <text:p text:style-name="P1"><text:span text:style-name="T1">秋</text:span></text:p>
            <text:p text:style-name="P1"><text:span text:style-name="T1">葉</text:span></text:p>
            <text:p text:style-name="P1"><text:span text:style-name="T1">原</text:span></text:p>
            <text:p text:style-name="P1"><text:span text:style-name="T1">無</text:span></text:p>
            <text:p text:style-name="P1"><text:span text:style-name="T1">線</text:span></text:p>
            <text:p text:style-name="P1"><text:span text:style-name="T1">部</text:span></text:p>
          </draw:text-box>
        </draw:frame>
        <draw:frame draw:style-name="gr4" draw:text-style-name="P3" draw:layer="layout" svg:width="8.95cm" svg:height="5.939cm" svg:x="0.7cm" svg:y="35.15cm">
          <draw:text-box>
            <text:p><text:span text:style-name="T2">Akihabara</text:span></text:p>
            <text:p><text:span text:style-name="T2"><text:s/></text:span><text:span text:style-name="T2">amateur</text:span></text:p>
            <text:p><text:span text:style-name="T2"><text:s text:c="2"/></text:span><text:span text:style-name="T2">radio</text:span></text:p>
            <text:p><text:span text:style-name="T2"><text:s text:c="3"/></text:span><text:span text:style-name="T2">community</text:span></text:p>
          </draw:text-box>
        </draw:frame>
        <draw:rect draw:style-name="gr5" draw:text-style-name="P1" draw:layer="layout" svg:width="10.45cm" svg:height="3.25cm" svg:x="0.6cm" svg:y="44.65cm">
          <text:p/>
        </draw:rect>
        <draw:frame draw:style-name="gr6" draw:text-style-name="P4" draw:layer="layout" svg:width="10.35cm" svg:height="3.071cm" svg:x="0.65cm" svg:y="44.65cm">
          <draw:text-box>
            <text:p><text:span text:style-name="T3">http://cqakiba.tokyo/</text:span></text:p>
            <text:p><text:span text:style-name="T3">Twitter@cqakiba</text:span></text:p>
            <text:p><text:span text:style-name="T4"/></text:p>
            <text:p><text:span text:style-name="T4">@Daisuke_JA1UMW</text:span></text:p>
          </draw:text-box>
        </draw:frame>
        <draw:frame draw:style-name="gr7" draw:text-style-name="P5" draw:layer="layout" svg:width="16.5cm" svg:height="3.9cm" svg:x="0cm" svg:y="2.5cm">
          <draw:text-box>
            <text:p text:style-name="P1"><text:span text:style-name="T5">特別協賛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linear" draw:start-color="#ffffff" draw:end-color="#cfe7f5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cm" fo:page-height="4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1-26T05:05:28.46</meta:creation-date>
    <meta:editing-duration>PT1M38S</meta:editing-duration>
    <meta:editing-cycles>2</meta:editing-cycles>
    <meta:generator>OpenOffice/4.1.5$Win32 OpenOffice.org_project/415m1$Build-9789</meta:generator>
    <dc:date>2019-01-26T05:06:58.54</dc:date>
    <dc:creator>Kobayashi Daisuke</dc:creator>
    <meta:document-statistic meta:object-count="7"/>
  </office:meta>
</office:document-meta>
</file>